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299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6543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5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visibility="collapse" table:default-cell-style-name="Default"/>
        <table:table-column table:style-name="co3" table:default-cell-style-name="ce3"/>
        <table:table-column table:style-name="co4" table:visibility="collapse" table:default-cell-style-name="ce3"/>
        <table:table-column table:style-name="co3" table:default-cell-style-name="ce3"/>
        <table:table-column table:style-name="co4" table:visibility="collapse" table:default-cell-style-name="ce3"/>
        <table:table-column table:style-name="co3" table:default-cell-style-name="ce3"/>
        <table:table-column table:style-name="co4" table:visibility="collapse" table:default-cell-style-name="ce3"/>
        <table:table-column table:style-name="co3" table:default-cell-style-name="ce3"/>
        <table:table-column table:style-name="co4" table:visibility="collapse" table:default-cell-style-name="ce3"/>
        <table:table-column table:style-name="co3" table:default-cell-style-name="ce3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Coefficients (0)</text:p>
          </table:table-cell>
          <table:table-cell office:value-type="string" calcext:value-type="string">
            <text:p>NeweyWest SE (0)</text:p>
          </table:table-cell>
          <table:table-cell office:value-type="string" calcext:value-type="string">
            <text:p>Coefficients (1)</text:p>
          </table:table-cell>
          <table:table-cell office:value-type="string" calcext:value-type="string">
            <text:p>NeweyWest SE (1)</text:p>
          </table:table-cell>
          <table:table-cell office:value-type="string" calcext:value-type="string">
            <text:p>Coefficients (2)</text:p>
          </table:table-cell>
          <table:table-cell office:value-type="string" calcext:value-type="string">
            <text:p>NeweyWest SE (2)</text:p>
          </table:table-cell>
          <table:table-cell office:value-type="string" calcext:value-type="string">
            <text:p>Coefficients (3)</text:p>
          </table:table-cell>
          <table:table-cell office:value-type="string" calcext:value-type="string">
            <text:p>NeweyWest SE (3)</text:p>
          </table:table-cell>
          <table:table-cell office:value-type="string" calcext:value-type="string">
            <text:p>Coefficients (4)</text:p>
          </table:table-cell>
          <table:table-cell office:value-type="string" calcext:value-type="string">
            <text:p>NeweyWest SE (4)</text:p>
          </table:table-cell>
          <table:table-cell office:value-type="string" calcext:value-type="string">
            <text:p>Coefficients (5)</text:p>
          </table:table-cell>
          <table:table-cell office:value-type="string" calcext:value-type="string">
            <text:p>NeweyWest SE (5)</text:p>
          </table:table-cell>
          <table:table-cell office:value-type="string" calcext:value-type="string">
            <text:p>Coefficients (6)</text:p>
          </table:table-cell>
          <table:table-cell office:value-type="string" calcext:value-type="string">
            <text:p>NeweyWest SE (6)</text:p>
          </table:table-cell>
          <table:table-cell office:value-type="string" calcext:value-type="string">
            <text:p>Coefficients (7)</text:p>
          </table:table-cell>
          <table:table-cell office:value-type="string" calcext:value-type="string">
            <text:p>NeweyWest SE (7)</text:p>
          </table:table-cell>
          <table:table-cell office:value-type="string" calcext:value-type="string">
            <text:p>Coefficients (8)</text:p>
          </table:table-cell>
          <table:table-cell office:value-type="string" calcext:value-type="string">
            <text:p>NeweyWest SE (8)</text:p>
          </table:table-cell>
          <table:table-cell office:value-type="string" calcext:value-type="string">
            <text:p>Coefficients (9)</text:p>
          </table:table-cell>
          <table:table-cell office:value-type="string" calcext:value-type="string">
            <text:p>NeweyWest SE (9)</text:p>
          </table:table-cell>
          <table:table-cell office:value-type="string" calcext:value-type="string">
            <text:p>Coefficients (10)</text:p>
          </table:table-cell>
          <table:table-cell office:value-type="string" calcext:value-type="string">
            <text:p>NeweyWest SE (10)</text:p>
          </table:table-cell>
          <table:table-cell office:value-type="string" calcext:value-type="string">
            <text:p>Coefficients (11)</text:p>
          </table:table-cell>
          <table:table-cell office:value-type="string" calcext:value-type="string">
            <text:p>NeweyWest SE (11)</text:p>
          </table:table-cell>
          <table:table-cell office:value-type="string" calcext:value-type="string">
            <text:p>Coefficients (12)</text:p>
          </table:table-cell>
          <table:table-cell office:value-type="string" calcext:value-type="string">
            <text:p>NeweyWest SE (12)</text:p>
          </table:table-cell>
          <table:table-cell office:value-type="string" calcext:value-type="string">
            <text:p>Coefficients (13)</text:p>
          </table:table-cell>
          <table:table-cell office:value-type="string" calcext:value-type="string">
            <text:p>NeweyWest SE (13)</text:p>
          </table:table-cell>
          <table:table-cell office:value-type="string" calcext:value-type="string">
            <text:p>Coefficients (14)</text:p>
          </table:table-cell>
          <table:table-cell office:value-type="string" calcext:value-type="string">
            <text:p>NeweyWest SE (14)</text:p>
          </table:table-cell>
          <table:table-cell office:value-type="string" calcext:value-type="string">
            <text:p>Coefficients (15)</text:p>
          </table:table-cell>
          <table:table-cell office:value-type="string" calcext:value-type="string">
            <text:p>NeweyWest SE (15)</text:p>
          </table:table-cell>
          <table:table-cell office:value-type="string" calcext:value-type="string">
            <text:p>Coefficients (16)</text:p>
          </table:table-cell>
          <table:table-cell office:value-type="string" calcext:value-type="string">
            <text:p>NeweyWest SE (16)</text:p>
          </table:table-cell>
        </table:table-row>
        <table:table-row table:style-name="ro1">
          <table:table-cell table:style-name="ce1" office:value-type="string" calcext:value-type="string">
            <text:p>(Intercept)</text:p>
          </table:table-cell>
          <table:table-cell office:value-type="float" office:value="1" calcext:value-type="float">
            <text:p>1</text:p>
          </table:table-cell>
          <table:table-cell office:value-type="float" office:value="8.33127919932877" calcext:value-type="float">
            <text:p>8.3313</text:p>
          </table:table-cell>
          <table:table-cell office:value-type="float" office:value="0.621260296009456" calcext:value-type="float">
            <text:p>0.6213</text:p>
          </table:table-cell>
          <table:table-cell office:value-type="float" office:value="8.31697912170192" calcext:value-type="float">
            <text:p>8.3170</text:p>
          </table:table-cell>
          <table:table-cell office:value-type="float" office:value="0.781425461210755" calcext:value-type="float">
            <text:p>0.7814</text:p>
          </table:table-cell>
          <table:table-cell office:value-type="float" office:value="8.27703649265666" calcext:value-type="float">
            <text:p>8.2770</text:p>
          </table:table-cell>
          <table:table-cell office:value-type="float" office:value="0.919898965266427" calcext:value-type="float">
            <text:p>0.9199</text:p>
          </table:table-cell>
          <table:table-cell office:value-type="float" office:value="8.27979489656567" calcext:value-type="float">
            <text:p>8.2798</text:p>
          </table:table-cell>
          <table:table-cell office:value-type="float" office:value="0.508836558104751" calcext:value-type="float">
            <text:p>0.5088</text:p>
          </table:table-cell>
          <table:table-cell office:value-type="float" office:value="8.30552881183684" calcext:value-type="float">
            <text:p>8.3055</text:p>
          </table:table-cell>
          <table:table-cell office:value-type="float" office:value="0.431507492985888" calcext:value-type="float">
            <text:p>0.431507493</text:p>
          </table:table-cell>
          <table:table-cell office:value-type="float" office:value="8.35281663073737" calcext:value-type="float">
            <text:p>8.3528166307</text:p>
          </table:table-cell>
          <table:table-cell office:value-type="float" office:value="0.314697363264849" calcext:value-type="float">
            <text:p>0.3146973633</text:p>
          </table:table-cell>
          <table:table-cell office:value-type="float" office:value="8.40570272228348" calcext:value-type="float">
            <text:p>8.4057027223</text:p>
          </table:table-cell>
          <table:table-cell office:value-type="float" office:value="0.350048159312351" calcext:value-type="float">
            <text:p>0.3500481593</text:p>
          </table:table-cell>
          <table:table-cell office:value-type="float" office:value="8.45627324701274" calcext:value-type="float">
            <text:p>8.456273247</text:p>
          </table:table-cell>
          <table:table-cell office:value-type="float" office:value="0.22025872085379" calcext:value-type="float">
            <text:p>0.2202587209</text:p>
          </table:table-cell>
          <table:table-cell office:value-type="float" office:value="8.51075264582169" calcext:value-type="float">
            <text:p>8.5107526458</text:p>
          </table:table-cell>
          <table:table-cell office:value-type="float" office:value="0.221006617977415" calcext:value-type="float">
            <text:p>0.221006618</text:p>
          </table:table-cell>
          <table:table-cell office:value-type="float" office:value="8.55093304700014" calcext:value-type="float">
            <text:p>8.550933047</text:p>
          </table:table-cell>
          <table:table-cell office:value-type="float" office:value="0.156350808787191" calcext:value-type="float">
            <text:p>0.1563508088</text:p>
          </table:table-cell>
          <table:table-cell office:value-type="float" office:value="8.58516993139043" calcext:value-type="float">
            <text:p>8.5851699314</text:p>
          </table:table-cell>
          <table:table-cell office:value-type="float" office:value="0.165617237180418" calcext:value-type="float">
            <text:p>0.1656172372</text:p>
          </table:table-cell>
          <table:table-cell office:value-type="float" office:value="8.6137933346311" calcext:value-type="float">
            <text:p>8.6137933346</text:p>
          </table:table-cell>
          <table:table-cell office:value-type="float" office:value="0.185741523839129" calcext:value-type="float">
            <text:p>0.1857415238</text:p>
          </table:table-cell>
          <table:table-cell office:value-type="float" office:value="8.6396579229268" calcext:value-type="float">
            <text:p>8.6396579229</text:p>
          </table:table-cell>
          <table:table-cell office:value-type="float" office:value="0.222250037965475" calcext:value-type="float">
            <text:p>0.222250038</text:p>
          </table:table-cell>
          <table:table-cell office:value-type="float" office:value="8.6672076250128" calcext:value-type="float">
            <text:p>8.667207625</text:p>
          </table:table-cell>
          <table:table-cell office:value-type="float" office:value="0.27807042182748" calcext:value-type="float">
            <text:p>0.2780704218</text:p>
          </table:table-cell>
          <table:table-cell office:value-type="float" office:value="8.68832165569766" calcext:value-type="float">
            <text:p>8.6883216557</text:p>
          </table:table-cell>
          <table:table-cell office:value-type="float" office:value="0.318197455873595" calcext:value-type="float">
            <text:p>0.3181974559</text:p>
          </table:table-cell>
          <table:table-cell office:value-type="float" office:value="8.71985547348585" calcext:value-type="float">
            <text:p>8.7198554735</text:p>
          </table:table-cell>
          <table:table-cell office:value-type="float" office:value="0.480314800108778" calcext:value-type="float">
            <text:p>0.4803148001</text:p>
          </table:table-cell>
          <table:table-cell office:value-type="float" office:value="8.72765156665245" calcext:value-type="float">
            <text:p>8.7276515667</text:p>
          </table:table-cell>
          <table:table-cell office:value-type="float" office:value="0.305565313282953" calcext:value-type="float">
            <text:p>0.3055653133</text:p>
          </table:table-cell>
        </table:table-row>
        <table:table-row table:style-name="ro1">
          <table:table-cell office:value-type="string" calcext:value-type="string">
            <text:p>NeweyWest SE</text:p>
          </table:table-cell>
          <table:table-cell/>
          <table:table-cell table:formula="of:=[.D2]" office:value-type="float" office:value="0.621260296009456" calcext:value-type="float">
            <text:p>0.6213</text:p>
          </table:table-cell>
          <table:table-cell table:formula="of:=[.E2]" office:value-type="float" office:value="8.31697912170192" calcext:value-type="float">
            <text:p>8.3170</text:p>
          </table:table-cell>
          <table:table-cell table:formula="of:=[.F2]" office:value-type="float" office:value="0.781425461210755" calcext:value-type="float">
            <text:p>0.7814</text:p>
          </table:table-cell>
          <table:table-cell table:formula="of:=[.G2]" office:value-type="float" office:value="8.27703649265666" calcext:value-type="float">
            <text:p>8.2770</text:p>
          </table:table-cell>
          <table:table-cell table:formula="of:=[.H2]" office:value-type="float" office:value="0.919898965266427" calcext:value-type="float">
            <text:p>0.9199</text:p>
          </table:table-cell>
          <table:table-cell table:formula="of:=[.I2]" office:value-type="float" office:value="8.27979489656567" calcext:value-type="float">
            <text:p>8.2798</text:p>
          </table:table-cell>
          <table:table-cell table:formula="of:=[.J2]" office:value-type="float" office:value="0.508836558104751" calcext:value-type="float">
            <text:p>0.5088</text:p>
          </table:table-cell>
          <table:table-cell table:formula="of:=[.K2]" office:value-type="float" office:value="8.30552881183684" calcext:value-type="float">
            <text:p>8.3055</text:p>
          </table:table-cell>
          <table:table-cell table:formula="of:=[.L2]" office:value-type="float" office:value="0.431507492985888" calcext:value-type="float">
            <text:p>0.43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nRate</text:p>
          </table:table-cell>
          <table:table-cell office:value-type="float" office:value="2" calcext:value-type="float">
            <text:p>2</text:p>
          </table:table-cell>
          <table:table-cell office:value-type="float" office:value="2.62879761390784" calcext:value-type="float">
            <text:p>2.6288</text:p>
          </table:table-cell>
          <table:table-cell office:value-type="float" office:value="0.282735039369831" calcext:value-type="float">
            <text:p>0.2827</text:p>
          </table:table-cell>
          <table:table-cell office:value-type="float" office:value="1.10331193495497" calcext:value-type="float">
            <text:p>1.1033</text:p>
          </table:table-cell>
          <table:table-cell office:value-type="float" office:value="0.295203929543303" calcext:value-type="float">
            <text:p>0.2952</text:p>
          </table:table-cell>
          <table:table-cell office:value-type="float" office:value="1.06786223665298" calcext:value-type="float">
            <text:p>1.0679</text:p>
          </table:table-cell>
          <table:table-cell office:value-type="float" office:value="0.449825888985191" calcext:value-type="float">
            <text:p>0.4498</text:p>
          </table:table-cell>
          <table:table-cell office:value-type="float" office:value="0.754093500305937" calcext:value-type="float">
            <text:p>0.7541</text:p>
          </table:table-cell>
          <table:table-cell office:value-type="float" office:value="0.302992080506168" calcext:value-type="float">
            <text:p>0.3030</text:p>
          </table:table-cell>
          <table:table-cell office:value-type="float" office:value="0.920204209492798" calcext:value-type="float">
            <text:p>0.9202</text:p>
          </table:table-cell>
          <table:table-cell office:value-type="float" office:value="0.276124791725549" calcext:value-type="float">
            <text:p>0.2761247917</text:p>
          </table:table-cell>
          <table:table-cell office:value-type="float" office:value="0.7103640182444" calcext:value-type="float">
            <text:p>0.7103640182</text:p>
          </table:table-cell>
          <table:table-cell office:value-type="float" office:value="0.249968584719911" calcext:value-type="float">
            <text:p>0.2499685847</text:p>
          </table:table-cell>
          <table:table-cell office:value-type="float" office:value="0.744986856595158" calcext:value-type="float">
            <text:p>0.7449868566</text:p>
          </table:table-cell>
          <table:table-cell office:value-type="float" office:value="0.182487161698441" calcext:value-type="float">
            <text:p>0.1824871617</text:p>
          </table:table-cell>
          <table:table-cell office:value-type="float" office:value="0.596367276158603" calcext:value-type="float">
            <text:p>0.5963672762</text:p>
          </table:table-cell>
          <table:table-cell office:value-type="float" office:value="0.173948871288775" calcext:value-type="float">
            <text:p>0.1739488713</text:p>
          </table:table-cell>
          <table:table-cell office:value-type="float" office:value="0.573183104409959" calcext:value-type="float">
            <text:p>0.5731831044</text:p>
          </table:table-cell>
          <table:table-cell office:value-type="float" office:value="0.134148969071866" calcext:value-type="float">
            <text:p>0.1341489691</text:p>
          </table:table-cell>
          <table:table-cell office:value-type="float" office:value="0.542450040060371" calcext:value-type="float">
            <text:p>0.5424500401</text:p>
          </table:table-cell>
          <table:table-cell office:value-type="float" office:value="0.131808433406679" calcext:value-type="float">
            <text:p>0.1318084334</text:p>
          </table:table-cell>
          <table:table-cell office:value-type="float" office:value="0.437398908793128" calcext:value-type="float">
            <text:p>0.4373989088</text:p>
          </table:table-cell>
          <table:table-cell office:value-type="float" office:value="0.118552145466744" calcext:value-type="float">
            <text:p>0.1185521455</text:p>
          </table:table-cell>
          <table:table-cell office:value-type="float" office:value="0.438640445263795" calcext:value-type="float">
            <text:p>0.4386404453</text:p>
          </table:table-cell>
          <table:table-cell office:value-type="float" office:value="0.127954808345084" calcext:value-type="float">
            <text:p>0.1279548083</text:p>
          </table:table-cell>
          <table:table-cell office:value-type="float" office:value="0.547747361120529" calcext:value-type="float">
            <text:p>0.5477473611</text:p>
          </table:table-cell>
          <table:table-cell office:value-type="float" office:value="0.0883076166647487" calcext:value-type="float">
            <text:p>0.0883076167</text:p>
          </table:table-cell>
          <table:table-cell office:value-type="float" office:value="0.481717081913823" calcext:value-type="float">
            <text:p>0.4817170819</text:p>
          </table:table-cell>
          <table:table-cell office:value-type="float" office:value="0.0526674973267256" calcext:value-type="float">
            <text:p>0.0526674973</text:p>
          </table:table-cell>
          <table:table-cell office:value-type="float" office:value="0.422450899179293" calcext:value-type="float">
            <text:p>0.4224508992</text:p>
          </table:table-cell>
          <table:table-cell office:value-type="float" office:value="0.0329018311000756" calcext:value-type="float">
            <text:p>0.0329018311</text:p>
          </table:table-cell>
          <table:table-cell office:value-type="float" office:value="0.333577641699506" calcext:value-type="float">
            <text:p>0.3335776417</text:p>
          </table:table-cell>
          <table:table-cell office:value-type="float" office:value="0.0865203279837758" calcext:value-type="float">
            <text:p>0.086520328</text:p>
          </table:table-cell>
          <table:table-cell office:value-type="float" office:value="0.331608464187543" calcext:value-type="float">
            <text:p>0.3316084642</text:p>
          </table:table-cell>
          <table:table-cell office:value-type="float" office:value="0.0527727613119727" calcext:value-type="float">
            <text:p>0.0527727613</text:p>
          </table:table-cell>
        </table:table-row>
        <table:table-row table:style-name="ro1">
          <table:table-cell office:value-type="string" calcext:value-type="string">
            <text:p>NeweyWest SE</text:p>
          </table:table-cell>
          <table:table-cell/>
          <table:table-cell table:formula="of:=[.D4]" office:value-type="float" office:value="0.282735039369831" calcext:value-type="float">
            <text:p>0.2827</text:p>
          </table:table-cell>
          <table:table-cell table:formula="of:=[.E4]" office:value-type="float" office:value="1.10331193495497" calcext:value-type="float">
            <text:p>1.1033</text:p>
          </table:table-cell>
          <table:table-cell table:formula="of:=[.F4]" office:value-type="float" office:value="0.295203929543303" calcext:value-type="float">
            <text:p>0.2952</text:p>
          </table:table-cell>
          <table:table-cell table:formula="of:=[.G4]" office:value-type="float" office:value="1.06786223665298" calcext:value-type="float">
            <text:p>1.0679</text:p>
          </table:table-cell>
          <table:table-cell table:formula="of:=[.H4]" office:value-type="float" office:value="0.449825888985191" calcext:value-type="float">
            <text:p>0.4498</text:p>
          </table:table-cell>
          <table:table-cell table:formula="of:=[.I4]" office:value-type="float" office:value="0.754093500305937" calcext:value-type="float">
            <text:p>0.7541</text:p>
          </table:table-cell>
          <table:table-cell table:formula="of:=[.J4]" office:value-type="float" office:value="0.302992080506168" calcext:value-type="float">
            <text:p>0.3030</text:p>
          </table:table-cell>
          <table:table-cell table:formula="of:=[.K4]" office:value-type="float" office:value="0.920204209492798" calcext:value-type="float">
            <text:p>0.9202</text:p>
          </table:table-cell>
          <table:table-cell table:formula="of:=[.L4]" office:value-type="float" office:value="0.276124791725549" calcext:value-type="float">
            <text:p>0.276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nRate.lag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.54010853382153" calcext:value-type="float">
            <text:p>1.5401</text:p>
          </table:table-cell>
          <table:table-cell office:value-type="float" office:value="0.473292579249186" calcext:value-type="float">
            <text:p>0.4733</text:p>
          </table:table-cell>
          <table:table-cell office:value-type="float" office:value="0.139259305967985" calcext:value-type="float">
            <text:p>0.1393</text:p>
          </table:table-cell>
          <table:table-cell office:value-type="float" office:value="0.322039182558604" calcext:value-type="float">
            <text:p>0.3220</text:p>
          </table:table-cell>
          <table:table-cell office:value-type="float" office:value="0.417395965145394" calcext:value-type="float">
            <text:p>0.4174</text:p>
          </table:table-cell>
          <table:table-cell office:value-type="float" office:value="0.21217803724156" calcext:value-type="float">
            <text:p>0.2122</text:p>
          </table:table-cell>
          <table:table-cell office:value-type="float" office:value="-0.0829817293071859" calcext:value-type="float">
            <text:p>-0.0830</text:p>
          </table:table-cell>
          <table:table-cell office:value-type="float" office:value="0.204848085709242" calcext:value-type="float">
            <text:p>0.2048480857</text:p>
          </table:table-cell>
          <table:table-cell office:value-type="float" office:value="0.186713217471341" calcext:value-type="float">
            <text:p>0.1867132175</text:p>
          </table:table-cell>
          <table:table-cell office:value-type="float" office:value="0.192481759645995" calcext:value-type="float">
            <text:p>0.1924817596</text:p>
          </table:table-cell>
          <table:table-cell office:value-type="float" office:value="-0.0653737058746696" calcext:value-type="float">
            <text:p>-0.0653737059</text:p>
          </table:table-cell>
          <table:table-cell office:value-type="float" office:value="0.171100442417877" calcext:value-type="float">
            <text:p>0.1711004424</text:p>
          </table:table-cell>
          <table:table-cell office:value-type="float" office:value="0.110742147718251" calcext:value-type="float">
            <text:p>0.1107421477</text:p>
          </table:table-cell>
          <table:table-cell office:value-type="float" office:value="0.154562375321295" calcext:value-type="float">
            <text:p>0.1545623753</text:p>
          </table:table-cell>
          <table:table-cell office:value-type="float" office:value="-0.0207823221767534" calcext:value-type="float">
            <text:p>-0.0207823222</text:p>
          </table:table-cell>
          <table:table-cell office:value-type="float" office:value="0.157215331901316" calcext:value-type="float">
            <text:p>0.1572153319</text:p>
          </table:table-cell>
          <table:table-cell office:value-type="float" office:value="-0.0134725250707236" calcext:value-type="float">
            <text:p>-0.0134725251</text:p>
          </table:table-cell>
          <table:table-cell office:value-type="float" office:value="0.162776660262731" calcext:value-type="float">
            <text:p>0.1627766603</text:p>
          </table:table-cell>
          <table:table-cell office:value-type="float" office:value="0.0747698168330771" calcext:value-type="float">
            <text:p>0.0747698168</text:p>
          </table:table-cell>
          <table:table-cell office:value-type="float" office:value="0.203823180300719" calcext:value-type="float">
            <text:p>0.2038231803</text:p>
          </table:table-cell>
          <table:table-cell office:value-type="float" office:value="-0.0408819423085114" calcext:value-type="float">
            <text:p>-0.0408819423</text:p>
          </table:table-cell>
          <table:table-cell office:value-type="float" office:value="0.19950188562435" calcext:value-type="float">
            <text:p>0.1995018856</text:p>
          </table:table-cell>
          <table:table-cell office:value-type="float" office:value="-0.154582228845508" calcext:value-type="float">
            <text:p>-0.1545822288</text:p>
          </table:table-cell>
          <table:table-cell office:value-type="float" office:value="0.142454695426833" calcext:value-type="float">
            <text:p>0.1424546954</text:p>
          </table:table-cell>
          <table:table-cell office:value-type="float" office:value="-0.0138103613873017" calcext:value-type="float">
            <text:p>-0.0138103614</text:p>
          </table:table-cell>
          <table:table-cell office:value-type="float" office:value="0.123775855651261" calcext:value-type="float">
            <text:p>0.1237758557</text:p>
          </table:table-cell>
          <table:table-cell office:value-type="float" office:value="0.0056765661169187" calcext:value-type="float">
            <text:p>0.0056765661</text:p>
          </table:table-cell>
          <table:table-cell office:value-type="float" office:value="0.152144349824552" calcext:value-type="float">
            <text:p>0.1521443498</text:p>
          </table:table-cell>
          <table:table-cell office:value-type="float" office:value="0.0281508718004091" calcext:value-type="float">
            <text:p>0.0281508718</text:p>
          </table:table-cell>
          <table:table-cell office:value-type="float" office:value="0.160305973128801" calcext:value-type="float">
            <text:p>0.1603059731</text:p>
          </table:table-cell>
          <table:table-cell office:value-type="float" office:value="-0.0503988281949817" calcext:value-type="float">
            <text:p>-0.0503988282</text:p>
          </table:table-cell>
          <table:table-cell office:value-type="float" office:value="0.0933921134270813" calcext:value-type="float">
            <text:p>0.0933921134</text:p>
          </table:table-cell>
        </table:table-row>
        <table:table-row table:style-name="ro1">
          <table:table-cell office:value-type="string" calcext:value-type="string">
            <text:p>NeweyWest SE</text:p>
          </table:table-cell>
          <table:table-cell/>
          <table:table-cell table:formula="of:=[.D6]" office:value-type="string" office:string-value="NA" calcext:value-type="string">
            <text:p>NA</text:p>
          </table:table-cell>
          <table:table-cell table:formula="of:=[.E6]" office:value-type="float" office:value="1.54010853382153" calcext:value-type="float">
            <text:p>1.5401</text:p>
          </table:table-cell>
          <table:table-cell table:formula="of:=[.F6]" office:value-type="float" office:value="0.473292579249186" calcext:value-type="float">
            <text:p>0.4733</text:p>
          </table:table-cell>
          <table:table-cell table:formula="of:=[.G6]" office:value-type="float" office:value="0.139259305967985" calcext:value-type="float">
            <text:p>0.1393</text:p>
          </table:table-cell>
          <table:table-cell table:formula="of:=[.H6]" office:value-type="float" office:value="0.322039182558604" calcext:value-type="float">
            <text:p>0.3220</text:p>
          </table:table-cell>
          <table:table-cell table:formula="of:=[.I6]" office:value-type="float" office:value="0.417395965145394" calcext:value-type="float">
            <text:p>0.4174</text:p>
          </table:table-cell>
          <table:table-cell table:formula="of:=[.J6]" office:value-type="float" office:value="0.21217803724156" calcext:value-type="float">
            <text:p>0.2122</text:p>
          </table:table-cell>
          <table:table-cell table:formula="of:=[.K6]" office:value-type="float" office:value="-0.0829817293071859" calcext:value-type="float">
            <text:p>-0.0830</text:p>
          </table:table-cell>
          <table:table-cell table:formula="of:=[.L6]" office:value-type="float" office:value="0.204848085709242" calcext:value-type="float">
            <text:p>0.204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nRate.lag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.46027293414838" calcext:value-type="float">
            <text:p>1.4603</text:p>
          </table:table-cell>
          <table:table-cell office:value-type="float" office:value="0.353114268699958" calcext:value-type="float">
            <text:p>0.3531</text:p>
          </table:table-cell>
          <table:table-cell office:value-type="float" office:value="0.186955970531985" calcext:value-type="float">
            <text:p>0.1870</text:p>
          </table:table-cell>
          <table:table-cell office:value-type="float" office:value="0.160272504985973" calcext:value-type="float">
            <text:p>0.1603</text:p>
          </table:table-cell>
          <table:table-cell office:value-type="float" office:value="0.486459058764711" calcext:value-type="float">
            <text:p>0.4865</text:p>
          </table:table-cell>
          <table:table-cell office:value-type="float" office:value="0.14131486788401" calcext:value-type="float">
            <text:p>0.1413148679</text:p>
          </table:table-cell>
          <table:table-cell office:value-type="float" office:value="0.12192907545277" calcext:value-type="float">
            <text:p>0.1219290755</text:p>
          </table:table-cell>
          <table:table-cell office:value-type="float" office:value="0.153244182092394" calcext:value-type="float">
            <text:p>0.1532441821</text:p>
          </table:table-cell>
          <table:table-cell office:value-type="float" office:value="0.375555016040298" calcext:value-type="float">
            <text:p>0.375555016</text:p>
          </table:table-cell>
          <table:table-cell office:value-type="float" office:value="0.0963415011519735" calcext:value-type="float">
            <text:p>0.0963415012</text:p>
          </table:table-cell>
          <table:table-cell office:value-type="float" office:value="0.133138673724389" calcext:value-type="float">
            <text:p>0.1331386737</text:p>
          </table:table-cell>
          <table:table-cell office:value-type="float" office:value="0.090379219659849" calcext:value-type="float">
            <text:p>0.0903792197</text:p>
          </table:table-cell>
          <table:table-cell office:value-type="float" office:value="0.304303551232817" calcext:value-type="float">
            <text:p>0.3043035512</text:p>
          </table:table-cell>
          <table:table-cell office:value-type="float" office:value="0.0733253750713224" calcext:value-type="float">
            <text:p>0.0733253751</text:p>
          </table:table-cell>
          <table:table-cell office:value-type="float" office:value="0.204017371594179" calcext:value-type="float">
            <text:p>0.2040173716</text:p>
          </table:table-cell>
          <table:table-cell office:value-type="float" office:value="0.054836988094515" calcext:value-type="float">
            <text:p>0.0548369881</text:p>
          </table:table-cell>
          <table:table-cell office:value-type="float" office:value="0.159102415800083" calcext:value-type="float">
            <text:p>0.1591024158</text:p>
          </table:table-cell>
          <table:table-cell office:value-type="float" office:value="0.0680375958090152" calcext:value-type="float">
            <text:p>0.0680375958</text:p>
          </table:table-cell>
          <table:table-cell office:value-type="float" office:value="0.258618261983238" calcext:value-type="float">
            <text:p>0.258618262</text:p>
          </table:table-cell>
          <table:table-cell office:value-type="float" office:value="0.0689679487264526" calcext:value-type="float">
            <text:p>0.0689679487</text:p>
          </table:table-cell>
          <table:table-cell office:value-type="float" office:value="0.159346277275645" calcext:value-type="float">
            <text:p>0.1593462773</text:p>
          </table:table-cell>
          <table:table-cell office:value-type="float" office:value="0.0602232124382634" calcext:value-type="float">
            <text:p>0.0602232124</text:p>
          </table:table-cell>
          <table:table-cell office:value-type="float" office:value="0.0595171030878907" calcext:value-type="float">
            <text:p>0.0595171031</text:p>
          </table:table-cell>
          <table:table-cell office:value-type="float" office:value="0.0827124514791468" calcext:value-type="float">
            <text:p>0.0827124515</text:p>
          </table:table-cell>
          <table:table-cell office:value-type="float" office:value="0.146807489895515" calcext:value-type="float">
            <text:p>0.1468074899</text:p>
          </table:table-cell>
          <table:table-cell office:value-type="float" office:value="0.044036213114141" calcext:value-type="float">
            <text:p>0.0440362131</text:p>
          </table:table-cell>
          <table:table-cell office:value-type="float" office:value="0.141662721264823" calcext:value-type="float">
            <text:p>0.1416627213</text:p>
          </table:table-cell>
          <table:table-cell office:value-type="float" office:value="0.0654214532079552" calcext:value-type="float">
            <text:p>0.0654214532</text:p>
          </table:table-cell>
          <table:table-cell office:value-type="float" office:value="0.158570545647067" calcext:value-type="float">
            <text:p>0.1585705456</text:p>
          </table:table-cell>
          <table:table-cell office:value-type="float" office:value="0.0652867375148202" calcext:value-type="float">
            <text:p>0.0652867375</text:p>
          </table:table-cell>
        </table:table-row>
        <table:table-row table:style-name="ro1">
          <table:table-cell office:value-type="string" calcext:value-type="string">
            <text:p>NeweyWest SE</text:p>
          </table:table-cell>
          <table:table-cell/>
          <table:table-cell table:formula="of:=[.D8]" office:value-type="string" office:string-value="NA" calcext:value-type="string">
            <text:p>NA</text:p>
          </table:table-cell>
          <table:table-cell table:formula="of:=[.E8]" office:value-type="string" office:string-value="NA" calcext:value-type="string">
            <text:p>NA</text:p>
          </table:table-cell>
          <table:table-cell table:formula="of:=[.F8]" office:value-type="string" office:string-value="NA" calcext:value-type="string">
            <text:p>NA</text:p>
          </table:table-cell>
          <table:table-cell table:formula="of:=[.G8]" office:value-type="float" office:value="1.46027293414838" calcext:value-type="float">
            <text:p>1.4603</text:p>
          </table:table-cell>
          <table:table-cell table:formula="of:=[.H8]" office:value-type="float" office:value="0.353114268699958" calcext:value-type="float">
            <text:p>0.3531</text:p>
          </table:table-cell>
          <table:table-cell table:formula="of:=[.I8]" office:value-type="float" office:value="0.186955970531985" calcext:value-type="float">
            <text:p>0.1870</text:p>
          </table:table-cell>
          <table:table-cell table:formula="of:=[.J8]" office:value-type="float" office:value="0.160272504985973" calcext:value-type="float">
            <text:p>0.1603</text:p>
          </table:table-cell>
          <table:table-cell table:formula="of:=[.K8]" office:value-type="float" office:value="0.486459058764711" calcext:value-type="float">
            <text:p>0.4865</text:p>
          </table:table-cell>
          <table:table-cell table:formula="of:=[.L8]" office:value-type="float" office:value="0.14131486788401" calcext:value-type="float">
            <text:p>0.14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nRate.lag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.3155880373531" calcext:value-type="float">
            <text:p>1.3156</text:p>
          </table:table-cell>
          <table:table-cell office:value-type="float" office:value="0.270022775194125" calcext:value-type="float">
            <text:p>0.2700</text:p>
          </table:table-cell>
          <table:table-cell office:value-type="float" office:value="0.0255165116537823" calcext:value-type="float">
            <text:p>0.0255</text:p>
          </table:table-cell>
          <table:table-cell office:value-type="float" office:value="0.198870886198032" calcext:value-type="float">
            <text:p>0.1988708862</text:p>
          </table:table-cell>
          <table:table-cell office:value-type="float" office:value="0.299294039974453" calcext:value-type="float">
            <text:p>0.29929404</text:p>
          </table:table-cell>
          <table:table-cell office:value-type="float" office:value="0.123697114447966" calcext:value-type="float">
            <text:p>0.1236971144</text:p>
          </table:table-cell>
          <table:table-cell office:value-type="float" office:value="-0.0430206549602989" calcext:value-type="float">
            <text:p>-0.043020655</text:p>
          </table:table-cell>
          <table:table-cell office:value-type="float" office:value="0.208526736768012" calcext:value-type="float">
            <text:p>0.2085267368</text:p>
          </table:table-cell>
          <table:table-cell office:value-type="float" office:value="0.179767837008585" calcext:value-type="float">
            <text:p>0.179767837</text:p>
          </table:table-cell>
          <table:table-cell office:value-type="float" office:value="0.123164932883942" calcext:value-type="float">
            <text:p>0.1231649329</text:p>
          </table:table-cell>
          <table:table-cell office:value-type="float" office:value="-0.055970078498407" calcext:value-type="float">
            <text:p>-0.0559700785</text:p>
          </table:table-cell>
          <table:table-cell office:value-type="float" office:value="0.0777120745008057" calcext:value-type="float">
            <text:p>0.0777120745</text:p>
          </table:table-cell>
          <table:table-cell office:value-type="float" office:value="0.0772476525908363" calcext:value-type="float">
            <text:p>0.0772476526</text:p>
          </table:table-cell>
          <table:table-cell office:value-type="float" office:value="0.108138052170654" calcext:value-type="float">
            <text:p>0.1081380522</text:p>
          </table:table-cell>
          <table:table-cell office:value-type="float" office:value="0.0495066388366199" calcext:value-type="float">
            <text:p>0.0495066388</text:p>
          </table:table-cell>
          <table:table-cell office:value-type="float" office:value="0.0443960963075222" calcext:value-type="float">
            <text:p>0.0443960963</text:p>
          </table:table-cell>
          <table:table-cell office:value-type="float" office:value="-0.0172485669481484" calcext:value-type="float">
            <text:p>-0.0172485669</text:p>
          </table:table-cell>
          <table:table-cell office:value-type="float" office:value="0.0764670139300593" calcext:value-type="float">
            <text:p>0.0764670139</text:p>
          </table:table-cell>
          <table:table-cell office:value-type="float" office:value="0.06042885833808" calcext:value-type="float">
            <text:p>0.0604288583</text:p>
          </table:table-cell>
          <table:table-cell office:value-type="float" office:value="0.0598294901657362" calcext:value-type="float">
            <text:p>0.0598294902</text:p>
          </table:table-cell>
          <table:table-cell office:value-type="float" office:value="0.019733478124712" calcext:value-type="float">
            <text:p>0.0197334781</text:p>
          </table:table-cell>
          <table:table-cell office:value-type="float" office:value="0.0375031226232339" calcext:value-type="float">
            <text:p>0.0375031226</text:p>
          </table:table-cell>
          <table:table-cell office:value-type="float" office:value="-0.0402377688029783" calcext:value-type="float">
            <text:p>-0.0402377688</text:p>
          </table:table-cell>
          <table:table-cell office:value-type="float" office:value="0.053674248289564" calcext:value-type="float">
            <text:p>0.0536742483</text:p>
          </table:table-cell>
          <table:table-cell office:value-type="float" office:value="0.0697221212126257" calcext:value-type="float">
            <text:p>0.0697221212</text:p>
          </table:table-cell>
          <table:table-cell office:value-type="float" office:value="0.124969948654012" calcext:value-type="float">
            <text:p>0.1249699487</text:p>
          </table:table-cell>
          <table:table-cell office:value-type="float" office:value="0.0620836536113119" calcext:value-type="float">
            <text:p>0.0620836536</text:p>
          </table:table-cell>
          <table:table-cell office:value-type="float" office:value="0.0619782537307246" calcext:value-type="float">
            <text:p>0.0619782537</text:p>
          </table:table-cell>
        </table:table-row>
        <table:table-row table:style-name="ro1">
          <table:table-cell office:value-type="string" calcext:value-type="string">
            <text:p>NeweyWest SE</text:p>
          </table:table-cell>
          <table:table-cell/>
          <table:table-cell table:formula="of:=[.D10]" office:value-type="string" office:string-value="NA" calcext:value-type="string">
            <text:p>NA</text:p>
          </table:table-cell>
          <table:table-cell table:formula="of:=[.E10]" office:value-type="string" office:string-value="NA" calcext:value-type="string">
            <text:p>NA</text:p>
          </table:table-cell>
          <table:table-cell table:formula="of:=[.F10]" office:value-type="string" office:string-value="NA" calcext:value-type="string">
            <text:p>NA</text:p>
          </table:table-cell>
          <table:table-cell table:formula="of:=[.G10]" office:value-type="string" office:string-value="NA" calcext:value-type="string">
            <text:p>NA</text:p>
          </table:table-cell>
          <table:table-cell table:formula="of:=[.H10]" office:value-type="string" office:string-value="NA" calcext:value-type="string">
            <text:p>NA</text:p>
          </table:table-cell>
          <table:table-cell table:formula="of:=[.I10]" office:value-type="float" office:value="1.3155880373531" calcext:value-type="float">
            <text:p>1.3156</text:p>
          </table:table-cell>
          <table:table-cell table:formula="of:=[.J10]" office:value-type="float" office:value="0.270022775194125" calcext:value-type="float">
            <text:p>0.2700</text:p>
          </table:table-cell>
          <table:table-cell table:formula="of:=[.K10]" office:value-type="float" office:value="0.0255165116537823" calcext:value-type="float">
            <text:p>0.0255</text:p>
          </table:table-cell>
          <table:table-cell table:formula="of:=[.L10]" office:value-type="float" office:value="0.198870886198032" calcext:value-type="float">
            <text:p>0.198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nRate.lag4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1.32108156811993" calcext:value-type="float">
            <text:p>1.3211</text:p>
          </table:table-cell>
          <table:table-cell office:value-type="float" office:value="0.171225710647388" calcext:value-type="float">
            <text:p>0.1712257106</text:p>
          </table:table-cell>
          <table:table-cell office:value-type="float" office:value="0.337475829736908" calcext:value-type="float">
            <text:p>0.3374758297</text:p>
          </table:table-cell>
          <table:table-cell office:value-type="float" office:value="0.133736388720557" calcext:value-type="float">
            <text:p>0.1337363887</text:p>
          </table:table-cell>
          <table:table-cell office:value-type="float" office:value="0.601418418741197" calcext:value-type="float">
            <text:p>0.6014184187</text:p>
          </table:table-cell>
          <table:table-cell office:value-type="float" office:value="0.105248690913196" calcext:value-type="float">
            <text:p>0.1052486909</text:p>
          </table:table-cell>
          <table:table-cell office:value-type="float" office:value="0.302395671728527" calcext:value-type="float">
            <text:p>0.3023956717</text:p>
          </table:table-cell>
          <table:table-cell office:value-type="float" office:value="0.119164076218822" calcext:value-type="float">
            <text:p>0.1191640762</text:p>
          </table:table-cell>
          <table:table-cell office:value-type="float" office:value="0.503905631802919" calcext:value-type="float">
            <text:p>0.5039056318</text:p>
          </table:table-cell>
          <table:table-cell office:value-type="float" office:value="0.0727995681169537" calcext:value-type="float">
            <text:p>0.0727995681</text:p>
          </table:table-cell>
          <table:table-cell office:value-type="float" office:value="0.321289469260313" calcext:value-type="float">
            <text:p>0.3212894693</text:p>
          </table:table-cell>
          <table:table-cell office:value-type="float" office:value="0.0859982201919215" calcext:value-type="float">
            <text:p>0.0859982202</text:p>
          </table:table-cell>
          <table:table-cell office:value-type="float" office:value="0.376196271132423" calcext:value-type="float">
            <text:p>0.3761962711</text:p>
          </table:table-cell>
          <table:table-cell office:value-type="float" office:value="0.058832539844276" calcext:value-type="float">
            <text:p>0.0588325398</text:p>
          </table:table-cell>
          <table:table-cell office:value-type="float" office:value="0.36912347228981" calcext:value-type="float">
            <text:p>0.3691234723</text:p>
          </table:table-cell>
          <table:table-cell office:value-type="float" office:value="0.0627897181424934" calcext:value-type="float">
            <text:p>0.0627897181</text:p>
          </table:table-cell>
          <table:table-cell office:value-type="float" office:value="0.350476766961335" calcext:value-type="float">
            <text:p>0.350476767</text:p>
          </table:table-cell>
          <table:table-cell office:value-type="float" office:value="0.119262208724219" calcext:value-type="float">
            <text:p>0.1192622087</text:p>
          </table:table-cell>
          <table:table-cell office:value-type="float" office:value="0.371522913681011" calcext:value-type="float">
            <text:p>0.3715229137</text:p>
          </table:table-cell>
          <table:table-cell office:value-type="float" office:value="0.0600728859898566" calcext:value-type="float">
            <text:p>0.060072886</text:p>
          </table:table-cell>
          <table:table-cell office:value-type="float" office:value="0.320948618662846" calcext:value-type="float">
            <text:p>0.3209486187</text:p>
          </table:table-cell>
          <table:table-cell office:value-type="float" office:value="0.048002912233504" calcext:value-type="float">
            <text:p>0.0480029122</text:p>
          </table:table-cell>
          <table:table-cell office:value-type="float" office:value="0.228966494676795" calcext:value-type="float">
            <text:p>0.2289664947</text:p>
          </table:table-cell>
          <table:table-cell office:value-type="float" office:value="0.109234577904845" calcext:value-type="float">
            <text:p>0.1092345779</text:p>
          </table:table-cell>
          <table:table-cell office:value-type="float" office:value="0.372175519278689" calcext:value-type="float">
            <text:p>0.3721755193</text:p>
          </table:table-cell>
          <table:table-cell office:value-type="float" office:value="0.0611298303944266" calcext:value-type="float">
            <text:p>0.0611298304</text:p>
          </table:table-cell>
        </table:table-row>
        <table:table-row table:style-name="ro1">
          <table:table-cell office:value-type="string" calcext:value-type="string">
            <text:p>NeweyWest SE</text:p>
          </table:table-cell>
          <table:table-cell/>
          <table:table-cell table:formula="of:=[.D12]" office:value-type="string" office:string-value="NA" calcext:value-type="string">
            <text:p>NA</text:p>
          </table:table-cell>
          <table:table-cell table:formula="of:=[.E12]" office:value-type="string" office:string-value="NA" calcext:value-type="string">
            <text:p>NA</text:p>
          </table:table-cell>
          <table:table-cell table:formula="of:=[.F12]" office:value-type="string" office:string-value="NA" calcext:value-type="string">
            <text:p>NA</text:p>
          </table:table-cell>
          <table:table-cell table:formula="of:=[.G12]" office:value-type="string" office:string-value="NA" calcext:value-type="string">
            <text:p>NA</text:p>
          </table:table-cell>
          <table:table-cell table:formula="of:=[.H12]" office:value-type="string" office:string-value="NA" calcext:value-type="string">
            <text:p>NA</text:p>
          </table:table-cell>
          <table:table-cell table:formula="of:=[.I12]" office:value-type="string" office:string-value="NA" calcext:value-type="string">
            <text:p>NA</text:p>
          </table:table-cell>
          <table:table-cell table:formula="of:=[.J12]" office:value-type="string" office:string-value="NA" calcext:value-type="string">
            <text:p>NA</text:p>
          </table:table-cell>
          <table:table-cell table:formula="of:=[.K12]" office:value-type="float" office:value="1.32108156811993" calcext:value-type="float">
            <text:p>1.3211</text:p>
          </table:table-cell>
          <table:table-cell table:formula="of:=[.L12]" office:value-type="float" office:value="0.171225710647388" calcext:value-type="float">
            <text:p>0.17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nRate.lag5</text:p>
          </table:table-cell>
          <table:table-cell office:value-type="float" office:value="7" calcext:value-type="float">
            <text:p>7</text:p>
          </table:table-cell>
          <table:table-cell table:number-columns-repeated="9"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1.00061541467971" calcext:value-type="float">
            <text:p>1.0006154147</text:p>
          </table:table-cell>
          <table:table-cell office:value-type="float" office:value="0.184505377896997" calcext:value-type="float">
            <text:p>0.1845053779</text:p>
          </table:table-cell>
          <table:table-cell office:value-type="float" office:value="0.0623612996819687" calcext:value-type="float">
            <text:p>0.0623612997</text:p>
          </table:table-cell>
          <table:table-cell office:value-type="float" office:value="0.134796325682613" calcext:value-type="float">
            <text:p>0.1347963257</text:p>
          </table:table-cell>
          <table:table-cell office:value-type="float" office:value="0.3241712952725" calcext:value-type="float">
            <text:p>0.3241712953</text:p>
          </table:table-cell>
          <table:table-cell office:value-type="float" office:value="0.0900520404405765" calcext:value-type="float">
            <text:p>0.0900520404</text:p>
          </table:table-cell>
          <table:table-cell office:value-type="float" office:value="0.0409138873801871" calcext:value-type="float">
            <text:p>0.0409138874</text:p>
          </table:table-cell>
          <table:table-cell office:value-type="float" office:value="0.118501918836809" calcext:value-type="float">
            <text:p>0.1185019188</text:p>
          </table:table-cell>
          <table:table-cell office:value-type="float" office:value="0.185243551297866" calcext:value-type="float">
            <text:p>0.1852435513</text:p>
          </table:table-cell>
          <table:table-cell office:value-type="float" office:value="0.0921269129875736" calcext:value-type="float">
            <text:p>0.092126913</text:p>
          </table:table-cell>
          <table:table-cell office:value-type="float" office:value="0.0881947003313674" calcext:value-type="float">
            <text:p>0.0881947003</text:p>
          </table:table-cell>
          <table:table-cell office:value-type="float" office:value="0.0471892140381071" calcext:value-type="float">
            <text:p>0.047189214</text:p>
          </table:table-cell>
          <table:table-cell office:value-type="float" office:value="0.12379402229944" calcext:value-type="float">
            <text:p>0.1237940223</text:p>
          </table:table-cell>
          <table:table-cell office:value-type="float" office:value="0.0850108064256994" calcext:value-type="float">
            <text:p>0.0850108064</text:p>
          </table:table-cell>
          <table:table-cell office:value-type="float" office:value="0.0521314261146635" calcext:value-type="float">
            <text:p>0.0521314261</text:p>
          </table:table-cell>
          <table:table-cell office:value-type="float" office:value="0.0869970866163248" calcext:value-type="float">
            <text:p>0.0869970866</text:p>
          </table:table-cell>
          <table:table-cell office:value-type="float" office:value="0.0680065658662311" calcext:value-type="float">
            <text:p>0.0680065659</text:p>
          </table:table-cell>
          <table:table-cell office:value-type="float" office:value="0.0366175662324379" calcext:value-type="float">
            <text:p>0.0366175662</text:p>
          </table:table-cell>
          <table:table-cell office:value-type="float" office:value="0.101879788490805" calcext:value-type="float">
            <text:p>0.1018797885</text:p>
          </table:table-cell>
          <table:table-cell office:value-type="float" office:value="0.0493420569779548" calcext:value-type="float">
            <text:p>0.049342057</text:p>
          </table:table-cell>
          <table:table-cell office:value-type="float" office:value="0.0851178822013394" calcext:value-type="float">
            <text:p>0.0851178822</text:p>
          </table:table-cell>
          <table:table-cell office:value-type="float" office:value="0.0538830406196375" calcext:value-type="float">
            <text:p>0.0538830406</text:p>
          </table:table-cell>
          <table:table-cell office:value-type="float" office:value="-0.0243957117511434" calcext:value-type="float">
            <text:p>-0.0243957118</text:p>
          </table:table-cell>
          <table:table-cell office:value-type="float" office:value="0.0444346787069628" calcext:value-type="float">
            <text:p>0.0444346787</text:p>
          </table:table-cell>
        </table:table-row>
        <table:table-row table:style-name="ro1">
          <table:table-cell office:value-type="string" calcext:value-type="string">
            <text:p>lnRate.lag6</text:p>
          </table:table-cell>
          <table:table-cell office:value-type="float" office:value="8" calcext:value-type="float">
            <text:p>8</text:p>
          </table:table-cell>
          <table:table-cell table:number-columns-repeated="9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963692903839638" calcext:value-type="float">
            <text:p>0.9636929038</text:p>
          </table:table-cell>
          <table:table-cell office:value-type="float" office:value="0.165557395424428" calcext:value-type="float">
            <text:p>0.1655573954</text:p>
          </table:table-cell>
          <table:table-cell office:value-type="float" office:value="0.164175783897374" calcext:value-type="float">
            <text:p>0.1641757839</text:p>
          </table:table-cell>
          <table:table-cell office:value-type="float" office:value="0.113854668809002" calcext:value-type="float">
            <text:p>0.1138546688</text:p>
          </table:table-cell>
          <table:table-cell office:value-type="float" office:value="0.432695274679086" calcext:value-type="float">
            <text:p>0.4326952747</text:p>
          </table:table-cell>
          <table:table-cell office:value-type="float" office:value="0.0652166110716073" calcext:value-type="float">
            <text:p>0.0652166111</text:p>
          </table:table-cell>
          <table:table-cell office:value-type="float" office:value="0.231039839218174" calcext:value-type="float">
            <text:p>0.2310398392</text:p>
          </table:table-cell>
          <table:table-cell office:value-type="float" office:value="0.0766376404447927" calcext:value-type="float">
            <text:p>0.0766376404</text:p>
          </table:table-cell>
          <table:table-cell office:value-type="float" office:value="0.29371756223308" calcext:value-type="float">
            <text:p>0.2937175622</text:p>
          </table:table-cell>
          <table:table-cell office:value-type="float" office:value="0.0512572908808511" calcext:value-type="float">
            <text:p>0.0512572909</text:p>
          </table:table-cell>
          <table:table-cell office:value-type="float" office:value="0.2382890331361" calcext:value-type="float">
            <text:p>0.2382890331</text:p>
          </table:table-cell>
          <table:table-cell office:value-type="float" office:value="0.0756817499505371" calcext:value-type="float">
            <text:p>0.07568175</text:p>
          </table:table-cell>
          <table:table-cell office:value-type="float" office:value="0.325407868123892" calcext:value-type="float">
            <text:p>0.3254078681</text:p>
          </table:table-cell>
          <table:table-cell office:value-type="float" office:value="0.075375560166848" calcext:value-type="float">
            <text:p>0.0753755602</text:p>
          </table:table-cell>
          <table:table-cell office:value-type="float" office:value="0.257066304349906" calcext:value-type="float">
            <text:p>0.2570663043</text:p>
          </table:table-cell>
          <table:table-cell office:value-type="float" office:value="0.0642493528723157" calcext:value-type="float">
            <text:p>0.0642493529</text:p>
          </table:table-cell>
          <table:table-cell office:value-type="float" office:value="0.25435110590944" calcext:value-type="float">
            <text:p>0.2543511059</text:p>
          </table:table-cell>
          <table:table-cell office:value-type="float" office:value="0.0785673356252712" calcext:value-type="float">
            <text:p>0.0785673356</text:p>
          </table:table-cell>
          <table:table-cell office:value-type="float" office:value="0.267493109798331" calcext:value-type="float">
            <text:p>0.2674931098</text:p>
          </table:table-cell>
          <table:table-cell office:value-type="float" office:value="0.0591647307234331" calcext:value-type="float">
            <text:p>0.0591647307</text:p>
          </table:table-cell>
          <table:table-cell office:value-type="float" office:value="0.243197718818233" calcext:value-type="float">
            <text:p>0.2431977188</text:p>
          </table:table-cell>
          <table:table-cell office:value-type="float" office:value="0.0701405625979098" calcext:value-type="float">
            <text:p>0.0701405626</text:p>
          </table:table-cell>
        </table:table-row>
        <table:table-row table:style-name="ro1">
          <table:table-cell office:value-type="string" calcext:value-type="string">
            <text:p>lnRate.lag7</text:p>
          </table:table-cell>
          <table:table-cell office:value-type="float" office:value="9" calcext:value-type="float">
            <text:p>9</text:p>
          </table:table-cell>
          <table:table-cell table:number-columns-repeated="9" table:style-name="Default" office:value-type="string" calcext:value-type="string">
            <text:p>NA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.812936392957106" calcext:value-type="float">
            <text:p>0.812936393</text:p>
          </table:table-cell>
          <table:table-cell office:value-type="float" office:value="0.153020144909913" calcext:value-type="float">
            <text:p>0.1530201449</text:p>
          </table:table-cell>
          <table:table-cell office:value-type="float" office:value="0.0000579588449002015" calcext:value-type="float">
            <text:p>5.79588449002015E-005</text:p>
          </table:table-cell>
          <table:table-cell office:value-type="float" office:value="0.103345609521095" calcext:value-type="float">
            <text:p>0.1033456095</text:p>
          </table:table-cell>
          <table:table-cell office:value-type="float" office:value="0.208561854020215" calcext:value-type="float">
            <text:p>0.208561854</text:p>
          </table:table-cell>
          <table:table-cell office:value-type="float" office:value="0.0706440653056666" calcext:value-type="float">
            <text:p>0.0706440653</text:p>
          </table:table-cell>
          <table:table-cell office:value-type="float" office:value="0.0886576426516091" calcext:value-type="float">
            <text:p>0.0886576427</text:p>
          </table:table-cell>
          <table:table-cell office:value-type="float" office:value="0.0552321566952588" calcext:value-type="float">
            <text:p>0.0552321567</text:p>
          </table:table-cell>
          <table:table-cell office:value-type="float" office:value="0.0941113239653608" calcext:value-type="float">
            <text:p>0.094111324</text:p>
          </table:table-cell>
          <table:table-cell office:value-type="float" office:value="0.0743299996395111" calcext:value-type="float">
            <text:p>0.0743299996</text:p>
          </table:table-cell>
          <table:table-cell office:value-type="float" office:value="-0.0201717854079656" calcext:value-type="float">
            <text:p>-0.0201717854</text:p>
          </table:table-cell>
          <table:table-cell office:value-type="float" office:value="0.0742120141592673" calcext:value-type="float">
            <text:p>0.0742120142</text:p>
          </table:table-cell>
          <table:table-cell office:value-type="float" office:value="0.057108723756735" calcext:value-type="float">
            <text:p>0.0571087238</text:p>
          </table:table-cell>
          <table:table-cell office:value-type="float" office:value="0.0491971942397821" calcext:value-type="float">
            <text:p>0.0491971942</text:p>
          </table:table-cell>
          <table:table-cell office:value-type="float" office:value="0.0141149432657404" calcext:value-type="float">
            <text:p>0.0141149433</text:p>
          </table:table-cell>
          <table:table-cell office:value-type="float" office:value="0.0496653847454628" calcext:value-type="float">
            <text:p>0.0496653847</text:p>
          </table:table-cell>
          <table:table-cell office:value-type="float" office:value="0.031419613525585" calcext:value-type="float">
            <text:p>0.0314196135</text:p>
          </table:table-cell>
          <table:table-cell office:value-type="float" office:value="0.0424212906042445" calcext:value-type="float">
            <text:p>0.0424212906</text:p>
          </table:table-cell>
          <table:table-cell office:value-type="float" office:value="0.0388134472993677" calcext:value-type="float">
            <text:p>0.0388134473</text:p>
          </table:table-cell>
          <table:table-cell office:value-type="float" office:value="0.0512995069050595" calcext:value-type="float">
            <text:p>0.0512995069</text:p>
          </table:table-cell>
        </table:table-row>
        <table:table-row table:style-name="ro1">
          <table:table-cell office:value-type="string" calcext:value-type="string">
            <text:p>lnRate.lag8</text:p>
          </table:table-cell>
          <table:table-cell office:value-type="float" office:value="10" calcext:value-type="float">
            <text:p>10</text:p>
          </table:table-cell>
          <table:table-cell table:number-columns-repeated="9" table:style-name="Default" office:value-type="string" calcext:value-type="string">
            <text:p>NA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28029035778913" calcext:value-type="float">
            <text:p>0.8280290358</text:p>
          </table:table-cell>
          <table:table-cell office:value-type="float" office:value="0.146285866912612" calcext:value-type="float">
            <text:p>0.1462858669</text:p>
          </table:table-cell>
          <table:table-cell office:value-type="float" office:value="0.214702537709304" calcext:value-type="float">
            <text:p>0.2147025377</text:p>
          </table:table-cell>
          <table:table-cell office:value-type="float" office:value="0.0759783933351991" calcext:value-type="float">
            <text:p>0.0759783933</text:p>
          </table:table-cell>
          <table:table-cell office:value-type="float" office:value="0.386021362941143" calcext:value-type="float">
            <text:p>0.3860213629</text:p>
          </table:table-cell>
          <table:table-cell office:value-type="float" office:value="0.0696202012698809" calcext:value-type="float">
            <text:p>0.0696202013</text:p>
          </table:table-cell>
          <table:table-cell office:value-type="float" office:value="0.321840776611615" calcext:value-type="float">
            <text:p>0.3218407766</text:p>
          </table:table-cell>
          <table:table-cell office:value-type="float" office:value="0.0954488467030254" calcext:value-type="float">
            <text:p>0.0954488467</text:p>
          </table:table-cell>
          <table:table-cell office:value-type="float" office:value="0.374480379639364" calcext:value-type="float">
            <text:p>0.3744803796</text:p>
          </table:table-cell>
          <table:table-cell office:value-type="float" office:value="0.0709090968755832" calcext:value-type="float">
            <text:p>0.0709090969</text:p>
          </table:table-cell>
          <table:table-cell office:value-type="float" office:value="0.286586509559809" calcext:value-type="float">
            <text:p>0.2865865096</text:p>
          </table:table-cell>
          <table:table-cell office:value-type="float" office:value="0.0619373507555322" calcext:value-type="float">
            <text:p>0.0619373508</text:p>
          </table:table-cell>
          <table:table-cell office:value-type="float" office:value="0.342799942010657" calcext:value-type="float">
            <text:p>0.342799942</text:p>
          </table:table-cell>
          <table:table-cell office:value-type="float" office:value="0.0533493799297681" calcext:value-type="float">
            <text:p>0.0533493799</text:p>
          </table:table-cell>
          <table:table-cell office:value-type="float" office:value="0.294494193427992" calcext:value-type="float">
            <text:p>0.2944941934</text:p>
          </table:table-cell>
          <table:table-cell office:value-type="float" office:value="0.0571637295173335" calcext:value-type="float">
            <text:p>0.0571637295</text:p>
          </table:table-cell>
          <table:table-cell office:value-type="float" office:value="0.323973863124703" calcext:value-type="float">
            <text:p>0.3239738631</text:p>
          </table:table-cell>
          <table:table-cell office:value-type="float" office:value="0.0825619051965429" calcext:value-type="float">
            <text:p>0.0825619052</text:p>
          </table:table-cell>
        </table:table-row>
        <table:table-row table:style-name="ro1">
          <table:table-cell office:value-type="string" calcext:value-type="string">
            <text:p>lnRate.lag9</text:p>
          </table:table-cell>
          <table:table-cell office:value-type="float" office:value="11" calcext:value-type="float">
            <text:p>11</text:p>
          </table:table-cell>
          <table:table-cell table:number-columns-repeated="9" table:style-name="Default" office:value-type="string" calcext:value-type="string">
            <text:p>NA</text:p>
          </table:table-cell>
          <table:table-cell table:number-columns-repeated="9" office:value-type="string" calcext:value-type="string">
            <text:p>NA</text:p>
          </table:table-cell>
          <table:table-cell office:value-type="float" office:value="0.622701586926397" calcext:value-type="float">
            <text:p>0.6227015869</text:p>
          </table:table-cell>
          <table:table-cell office:value-type="float" office:value="0.159821502223528" calcext:value-type="float">
            <text:p>0.1598215022</text:p>
          </table:table-cell>
          <table:table-cell office:value-type="float" office:value="0.123945452117718" calcext:value-type="float">
            <text:p>0.1239454521</text:p>
          </table:table-cell>
          <table:table-cell office:value-type="float" office:value="0.0627758487211188" calcext:value-type="float">
            <text:p>0.0627758487</text:p>
          </table:table-cell>
          <table:table-cell office:value-type="float" office:value="0.281399144717032" calcext:value-type="float">
            <text:p>0.2813991447</text:p>
          </table:table-cell>
          <table:table-cell office:value-type="float" office:value="0.10040215208234" calcext:value-type="float">
            <text:p>0.1004021521</text:p>
          </table:table-cell>
          <table:table-cell office:value-type="float" office:value="0.177414371150283" calcext:value-type="float">
            <text:p>0.1774143712</text:p>
          </table:table-cell>
          <table:table-cell office:value-type="float" office:value="0.0566313040729739" calcext:value-type="float">
            <text:p>0.0566313041</text:p>
          </table:table-cell>
          <table:table-cell office:value-type="float" office:value="0.215048601789379" calcext:value-type="float">
            <text:p>0.2150486018</text:p>
          </table:table-cell>
          <table:table-cell office:value-type="float" office:value="0.0811678247682739" calcext:value-type="float">
            <text:p>0.0811678248</text:p>
          </table:table-cell>
          <table:table-cell office:value-type="float" office:value="0.137907052555595" calcext:value-type="float">
            <text:p>0.1379070526</text:p>
          </table:table-cell>
          <table:table-cell office:value-type="float" office:value="0.0584788712147939" calcext:value-type="float">
            <text:p>0.0584788712</text:p>
          </table:table-cell>
          <table:table-cell office:value-type="float" office:value="0.183554210241502" calcext:value-type="float">
            <text:p>0.1835542102</text:p>
          </table:table-cell>
          <table:table-cell office:value-type="float" office:value="0.0854588959840112" calcext:value-type="float">
            <text:p>0.085458896</text:p>
          </table:table-cell>
          <table:table-cell office:value-type="float" office:value="0.119210219899471" calcext:value-type="float">
            <text:p>0.1192102199</text:p>
          </table:table-cell>
          <table:table-cell office:value-type="float" office:value="0.0687746324680872" calcext:value-type="float">
            <text:p>0.0687746325</text:p>
          </table:table-cell>
        </table:table-row>
        <table:table-row table:style-name="ro1">
          <table:table-cell office:value-type="string" calcext:value-type="string">
            <text:p>lnRate.lag10</text:p>
          </table:table-cell>
          <table:table-cell office:value-type="float" office:value="12" calcext:value-type="float">
            <text:p>12</text:p>
          </table:table-cell>
          <table:table-cell table:number-columns-repeated="9" table:style-name="Default" office:value-type="string" calcext:value-type="string">
            <text:p>NA</text:p>
          </table:table-cell>
          <table:table-cell table:number-columns-repeated="11" office:value-type="string" calcext:value-type="string">
            <text:p>NA</text:p>
          </table:table-cell>
          <table:table-cell office:value-type="float" office:value="0.506021044127425" calcext:value-type="float">
            <text:p>0.5060210441</text:p>
          </table:table-cell>
          <table:table-cell office:value-type="float" office:value="0.127837705068905" calcext:value-type="float">
            <text:p>0.1278377051</text:p>
          </table:table-cell>
          <table:table-cell office:value-type="float" office:value="0.0560567076550584" calcext:value-type="float">
            <text:p>0.0560567077</text:p>
          </table:table-cell>
          <table:table-cell office:value-type="float" office:value="0.0794500719392724" calcext:value-type="float">
            <text:p>0.0794500719</text:p>
          </table:table-cell>
          <table:table-cell office:value-type="float" office:value="0.249442219942942" calcext:value-type="float">
            <text:p>0.2494422199</text:p>
          </table:table-cell>
          <table:table-cell office:value-type="float" office:value="0.0435031143736434" calcext:value-type="float">
            <text:p>0.0435031144</text:p>
          </table:table-cell>
          <table:table-cell office:value-type="float" office:value="0.181162342062092" calcext:value-type="float">
            <text:p>0.1811623421</text:p>
          </table:table-cell>
          <table:table-cell office:value-type="float" office:value="0.109591997161077" calcext:value-type="float">
            <text:p>0.1095919972</text:p>
          </table:table-cell>
          <table:table-cell office:value-type="float" office:value="0.226572923310604" calcext:value-type="float">
            <text:p>0.2265729233</text:p>
          </table:table-cell>
          <table:table-cell office:value-type="float" office:value="0.0745383274555235" calcext:value-type="float">
            <text:p>0.0745383275</text:p>
          </table:table-cell>
          <table:table-cell office:value-type="float" office:value="0.155228949147538" calcext:value-type="float">
            <text:p>0.1552289491</text:p>
          </table:table-cell>
          <table:table-cell office:value-type="float" office:value="0.110760613556476" calcext:value-type="float">
            <text:p>0.1107606136</text:p>
          </table:table-cell>
          <table:table-cell office:value-type="float" office:value="0.231672845679093" calcext:value-type="float">
            <text:p>0.2316728457</text:p>
          </table:table-cell>
          <table:table-cell office:value-type="float" office:value="0.0859000390796" calcext:value-type="float">
            <text:p>0.0859000391</text:p>
          </table:table-cell>
        </table:table-row>
        <table:table-row table:style-name="ro1">
          <table:table-cell office:value-type="string" calcext:value-type="string">
            <text:p>lnRate.lag11</text:p>
          </table:table-cell>
          <table:table-cell office:value-type="float" office:value="13" calcext:value-type="float">
            <text:p>13</text:p>
          </table:table-cell>
          <table:table-cell table:number-columns-repeated="9" table:style-name="Default" office:value-type="string" calcext:value-type="string">
            <text:p>NA</text:p>
          </table:table-cell>
          <table:table-cell table:number-columns-repeated="13" office:value-type="string" calcext:value-type="string">
            <text:p>NA</text:p>
          </table:table-cell>
          <table:table-cell office:value-type="float" office:value="0.451431304428756" calcext:value-type="float">
            <text:p>0.4514313044</text:p>
          </table:table-cell>
          <table:table-cell office:value-type="float" office:value="0.183555255807686" calcext:value-type="float">
            <text:p>0.1835552558</text:p>
          </table:table-cell>
          <table:table-cell office:value-type="float" office:value="-0.144932395995562" calcext:value-type="float">
            <text:p>-0.144932396</text:p>
          </table:table-cell>
          <table:table-cell office:value-type="float" office:value="0.0848071084989041" calcext:value-type="float">
            <text:p>0.0848071085</text:p>
          </table:table-cell>
          <table:table-cell office:value-type="float" office:value="0.000734392164386256" calcext:value-type="float">
            <text:p>0.0007343922</text:p>
          </table:table-cell>
          <table:table-cell office:value-type="float" office:value="0.0805479139439899" calcext:value-type="float">
            <text:p>0.0805479139</text:p>
          </table:table-cell>
          <table:table-cell office:value-type="float" office:value="-0.0480362323359885" calcext:value-type="float">
            <text:p>-0.0480362323</text:p>
          </table:table-cell>
          <table:table-cell office:value-type="float" office:value="0.0430924123253504" calcext:value-type="float">
            <text:p>0.0430924123</text:p>
          </table:table-cell>
          <table:table-cell office:value-type="float" office:value="0.0221212814572819" calcext:value-type="float">
            <text:p>0.0221212815</text:p>
          </table:table-cell>
          <table:table-cell office:value-type="float" office:value="0.0843367524096324" calcext:value-type="float">
            <text:p>0.0843367524</text:p>
          </table:table-cell>
          <table:table-cell office:value-type="float" office:value="-0.0912362784707562" calcext:value-type="float">
            <text:p>-0.0912362785</text:p>
          </table:table-cell>
          <table:table-cell office:value-type="float" office:value="0.0346262370644751" calcext:value-type="float">
            <text:p>0.0346262371</text:p>
          </table:table-cell>
        </table:table-row>
        <table:table-row table:style-name="ro1">
          <table:table-cell office:value-type="string" calcext:value-type="string">
            <text:p>lnRate.lag12</text:p>
          </table:table-cell>
          <table:table-cell office:value-type="float" office:value="14" calcext:value-type="float">
            <text:p>14</text:p>
          </table:table-cell>
          <table:table-cell table:number-columns-repeated="9" table:style-name="Default" office:value-type="string" calcext:value-type="string">
            <text:p>NA</text:p>
          </table:table-cell>
          <table:table-cell table:number-columns-repeated="15" office:value-type="string" calcext:value-type="string">
            <text:p>NA</text:p>
          </table:table-cell>
          <table:table-cell office:value-type="float" office:value="0.591020879453533" calcext:value-type="float">
            <text:p>0.5910208795</text:p>
          </table:table-cell>
          <table:table-cell office:value-type="float" office:value="0.175096381384271" calcext:value-type="float">
            <text:p>0.1750963814</text:p>
          </table:table-cell>
          <table:table-cell office:value-type="float" office:value="0.183959440859359" calcext:value-type="float">
            <text:p>0.1839594409</text:p>
          </table:table-cell>
          <table:table-cell office:value-type="float" office:value="0.0699429271508398" calcext:value-type="float">
            <text:p>0.0699429272</text:p>
          </table:table-cell>
          <table:table-cell office:value-type="float" office:value="0.283935075319586" calcext:value-type="float">
            <text:p>0.2839350753</text:p>
          </table:table-cell>
          <table:table-cell office:value-type="float" office:value="0.062446973130428" calcext:value-type="float">
            <text:p>0.0624469731</text:p>
          </table:table-cell>
          <table:table-cell office:value-type="float" office:value="0.223939769161366" calcext:value-type="float">
            <text:p>0.2239397692</text:p>
          </table:table-cell>
          <table:table-cell office:value-type="float" office:value="0.0508701248607452" calcext:value-type="float">
            <text:p>0.0508701249</text:p>
          </table:table-cell>
          <table:table-cell office:value-type="float" office:value="0.313661948999112" calcext:value-type="float">
            <text:p>0.313661949</text:p>
          </table:table-cell>
          <table:table-cell office:value-type="float" office:value="0.0522845713937333" calcext:value-type="float">
            <text:p>0.0522845714</text:p>
          </table:table-cell>
        </table:table-row>
        <table:table-row table:style-name="ro1">
          <table:table-cell office:value-type="string" calcext:value-type="string">
            <text:p>lnRate.lag13</text:p>
          </table:table-cell>
          <table:table-cell office:value-type="float" office:value="15" calcext:value-type="float">
            <text:p>15</text:p>
          </table:table-cell>
          <table:table-cell table:number-columns-repeated="9" table:style-name="Default" office:value-type="string" calcext:value-type="string">
            <text:p>NA</text:p>
          </table:table-cell>
          <table:table-cell table:number-columns-repeated="17" office:value-type="string" calcext:value-type="string">
            <text:p>NA</text:p>
          </table:table-cell>
          <table:table-cell office:value-type="float" office:value="0.391356803591483" calcext:value-type="float">
            <text:p>0.3913568036</text:p>
          </table:table-cell>
          <table:table-cell office:value-type="float" office:value="0.159179448382737" calcext:value-type="float">
            <text:p>0.1591794484</text:p>
          </table:table-cell>
          <table:table-cell office:value-type="float" office:value="0.0716442601655698" calcext:value-type="float">
            <text:p>0.0716442602</text:p>
          </table:table-cell>
          <table:table-cell office:value-type="float" office:value="0.0867633435183837" calcext:value-type="float">
            <text:p>0.0867633435</text:p>
          </table:table-cell>
          <table:table-cell office:value-type="float" office:value="0.170012158491019" calcext:value-type="float">
            <text:p>0.1700121585</text:p>
          </table:table-cell>
          <table:table-cell office:value-type="float" office:value="0.110315546916538" calcext:value-type="float">
            <text:p>0.1103155469</text:p>
          </table:table-cell>
          <table:table-cell office:value-type="float" office:value="0.0920729378969336" calcext:value-type="float">
            <text:p>0.0920729379</text:p>
          </table:table-cell>
          <table:table-cell office:value-type="float" office:value="0.0663453463015753" calcext:value-type="float">
            <text:p>0.0663453463</text:p>
          </table:table-cell>
        </table:table-row>
        <table:table-row table:style-name="ro1">
          <table:table-cell office:value-type="string" calcext:value-type="string">
            <text:p>lnRate.lag14</text:p>
          </table:table-cell>
          <table:table-cell office:value-type="float" office:value="16" calcext:value-type="float">
            <text:p>16</text:p>
          </table:table-cell>
          <table:table-cell table:number-columns-repeated="9" table:style-name="Default" office:value-type="string" calcext:value-type="string">
            <text:p>NA</text:p>
          </table:table-cell>
          <table:table-cell table:number-columns-repeated="19" office:value-type="string" calcext:value-type="string">
            <text:p>NA</text:p>
          </table:table-cell>
          <table:table-cell office:value-type="float" office:value="0.312813851085437" calcext:value-type="float">
            <text:p>0.3128138511</text:p>
          </table:table-cell>
          <table:table-cell office:value-type="float" office:value="0.137315508847213" calcext:value-type="float">
            <text:p>0.1373155088</text:p>
          </table:table-cell>
          <table:table-cell office:value-type="float" office:value="0.0136049080078866" calcext:value-type="float">
            <text:p>0.013604908</text:p>
          </table:table-cell>
          <table:table-cell office:value-type="float" office:value="0.0905030203500628" calcext:value-type="float">
            <text:p>0.0905030204</text:p>
          </table:table-cell>
          <table:table-cell office:value-type="float" office:value="0.152931922483494" calcext:value-type="float">
            <text:p>0.1529319225</text:p>
          </table:table-cell>
          <table:table-cell office:value-type="float" office:value="0.0606842768852921" calcext:value-type="float">
            <text:p>0.0606842769</text:p>
          </table:table-cell>
        </table:table-row>
        <table:table-row table:style-name="ro1">
          <table:table-cell office:value-type="string" calcext:value-type="string">
            <text:p>lnRate.lag15</text:p>
          </table:table-cell>
          <table:table-cell office:value-type="float" office:value="17" calcext:value-type="float">
            <text:p>17</text:p>
          </table:table-cell>
          <table:table-cell table:number-columns-repeated="9" table:style-name="Default" office:value-type="string" calcext:value-type="string">
            <text:p>NA</text:p>
          </table:table-cell>
          <table:table-cell table:number-columns-repeated="21" office:value-type="string" calcext:value-type="string">
            <text:p>NA</text:p>
          </table:table-cell>
          <table:table-cell office:value-type="float" office:value="0.294750341118545" calcext:value-type="float">
            <text:p>0.2947503411</text:p>
          </table:table-cell>
          <table:table-cell office:value-type="float" office:value="0.168138545130915" calcext:value-type="float">
            <text:p>0.1681385451</text:p>
          </table:table-cell>
          <table:table-cell office:value-type="float" office:value="-0.064407062305394" calcext:value-type="float">
            <text:p>-0.0644070623</text:p>
          </table:table-cell>
          <table:table-cell office:value-type="float" office:value="0.0569093534314758" calcext:value-type="float">
            <text:p>0.0569093534</text:p>
          </table:table-cell>
        </table:table-row>
        <table:table-row table:style-name="ro1">
          <table:table-cell office:value-type="string" calcext:value-type="string">
            <text:p>lnRate.lag16</text:p>
          </table:table-cell>
          <table:table-cell office:value-type="float" office:value="18" calcext:value-type="float">
            <text:p>18</text:p>
          </table:table-cell>
          <table:table-cell table:number-columns-repeated="9" table:style-name="Default" office:value-type="string" calcext:value-type="string">
            <text:p>NA</text:p>
          </table:table-cell>
          <table:table-cell table:number-columns-repeated="23" office:value-type="string" calcext:value-type="string">
            <text:p>NA</text:p>
          </table:table-cell>
          <table:table-cell office:value-type="float" office:value="0.334559746500849" calcext:value-type="float">
            <text:p>0.3345597465</text:p>
          </table:table-cell>
          <table:table-cell office:value-type="float" office:value="0.139409647730503" calcext:value-type="float">
            <text:p>0.13940964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2-14T16:55:55.027416823</dc:date>
    <meta:editing-duration>PT11M24S</meta:editing-duration>
    <meta:editing-cycles>2</meta:editing-cycles>
    <meta:document-statistic meta:table-count="1" meta:cell-count="743" meta:object-count="0"/>
    <meta:user-defined meta:name=""/>
  </office:meta>
</office:document-meta>
</file>